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Publisher.se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ublisher.validatePublisher( RegisterPublisher registerPublisher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Publisher.split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biPublisher.getNotificationBroker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ublisher.setNotificationBrokerAddress( String notificationBroker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ublisher.startSubscri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Publish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ublisher.JbiPublish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Publisher.destroySubscription( Object sub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